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66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6600" draw:fill="none" draw:fill-color="#ffffff" draw:textarea-vertical-align="middle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cm"/>
    </style:style>
    <style:style style:name="gr11" style:family="graphic" style:parent-style-name="standard">
      <style:graphic-properties draw:stroke="none" svg:stroke-color="#000000" draw:fill="none" draw:fill-color="#ffffff" fo:min-height="0.9cm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23cm"/>
    </style:style>
    <style:style style:name="gr14" style:family="graphic" style:parent-style-name="standard">
      <style:graphic-properties svg:stroke-color="#6666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color="#ffcc00" fo:font-size="15pt" style:font-size-asian="15pt" style:font-size-complex="15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4.2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4.2cm" svg:x="11.9cm" svg:y="4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cm" svg:y1="6.4cm" svg:x2="11.9cm" svg:y2="6.4cm">
          <text:p/>
        </draw:line>
        <draw:frame draw:style-name="gr3" draw:text-style-name="P2" draw:layer="layout" svg:width="3.2cm" svg:height="1.199cm" svg:x="2cm" svg:y="3.601cm">
          <draw:text-box>
            <text:p text:style-name="P2"><text:span text:style-name="T1">SURE-Board</text:span></text:p>
            <text:p text:style-name="P2"><text:span text:style-name="T1"/></text:p>
          </draw:text-box>
        </draw:frame>
        <draw:frame draw:style-name="gr4" draw:text-style-name="P2" draw:layer="layout" svg:width="1.5cm" svg:height="0.75cm" svg:x="10.7cm" svg:y="5.8cm">
          <draw:text-box>
            <text:p text:style-name="P2"><text:span text:style-name="T1">USB</text:span></text:p>
          </draw:text-box>
        </draw:frame>
        <draw:frame draw:style-name="gr5" draw:layer="layout" svg:width="3.7cm" svg:height="1.436cm" svg:x="8.6cm" svg:y="6.264cm">
          <draw:text-box>
            <text:p><text:span text:style-name="T1">Mini-USB</text:span></text:p>
            <text:p/>
          </draw:text-box>
        </draw:frame>
        <draw:custom-shape draw:style-name="gr6" draw:text-style-name="P1" draw:layer="layout" svg:width="1.7cm" svg:height="1cm" svg:x="2.4cm" svg:y="5cm">
          <text:p text:style-name="P1">µC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0.7cm" svg:x="2.4cm" svg:y="6.9cm">
          <text:p text:style-name="P3"><text:span text:style-name="T2">LM75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2cm" svg:y1="6cm" svg:x2="3.2cm" svg:y2="6.9cm">
          <text:p/>
        </draw:line>
        <draw:custom-shape draw:style-name="gr1" draw:text-style-name="P1" draw:layer="layout" svg:width="1.8cm" svg:height="1.2cm" svg:x="6.3cm" svg:y="5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1cm" svg:y1="5.5cm" svg:x2="5.2cm" svg:y2="5.5cm">
          <text:p/>
        </draw:line>
        <draw:line draw:style-name="gr9" draw:text-style-name="P1" draw:layer="layout" svg:x1="6.3cm" svg:y1="6.4cm" svg:x2="5.2cm" svg:y2="6.4cm">
          <text:p/>
        </draw:line>
        <draw:line draw:style-name="gr9" draw:text-style-name="P1" draw:layer="layout" svg:x1="5.2cm" svg:y1="5.5cm" svg:x2="5.2cm" svg:y2="6.4cm">
          <text:p/>
        </draw:line>
        <draw:line draw:style-name="gr9" draw:text-style-name="P1" draw:layer="layout" svg:x1="6.3cm" svg:y1="7cm" svg:x2="8.1cm" svg:y2="5.8cm">
          <text:p/>
        </draw:line>
        <draw:line draw:style-name="gr9" draw:text-style-name="P1" draw:layer="layout" svg:x1="8.8cm" svg:y1="6.4cm" svg:x2="8.1cm" svg:y2="6.4cm">
          <text:p/>
        </draw:line>
        <draw:frame draw:style-name="gr4" draw:text-style-name="P5" draw:layer="layout" svg:width="1.7cm" svg:height="0.75cm" svg:x="6.2cm" svg:y="5.85cm">
          <draw:text-box>
            <text:p text:style-name="P5"><text:span text:style-name="T3">UART</text:span></text:p>
          </draw:text-box>
        </draw:frame>
        <draw:frame draw:style-name="gr10" draw:text-style-name="P6" draw:layer="layout" svg:width="3.2cm" svg:height="1.05cm" svg:x="6.6cm" svg:y="6.5cm">
          <draw:text-box>
            <text:p text:style-name="P6"><text:span text:style-name="T4">Mini-USB</text:span></text:p>
          </draw:text-box>
        </draw:frame>
        <draw:frame draw:style-name="gr11" draw:layer="layout" svg:width="1.9cm" svg:height="1.436cm" svg:x="11.8cm" svg:y="3.664cm">
          <draw:text-box>
            <text:p><text:span text:style-name="T1">PC</text:span></text:p>
            <text:p/>
          </draw:text-box>
        </draw:frame>
        <draw:custom-shape draw:style-name="gr1" draw:text-style-name="P1" draw:layer="layout" svg:width="1.8cm" svg:height="1.1cm" svg:x="12.6cm" svg:y="5.8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9cm" svg:y1="6.4cm" svg:x2="12.6cm" svg:y2="6.4cm">
          <text:p/>
        </draw:line>
        <draw:line draw:style-name="gr12" draw:text-style-name="P1" draw:layer="layout" svg:x1="12.6cm" svg:y1="6.9cm" svg:x2="14.4cm" svg:y2="5.8cm">
          <text:p/>
        </draw:line>
        <draw:frame draw:style-name="gr4" draw:text-style-name="P5" draw:layer="layout" svg:width="1.6cm" svg:height="0.75cm" svg:x="12.5cm" svg:y="5.9cm">
          <draw:text-box>
            <text:p text:style-name="P5"><text:span text:style-name="T3">USB</text:span></text:p>
          </draw:text-box>
        </draw:frame>
        <draw:frame draw:style-name="gr13" draw:layer="layout" svg:width="2.3cm" svg:height="1.318cm" svg:x="13.1cm" svg:y="6.3cm">
          <draw:text-box>
            <text:p><text:span text:style-name="T3">UART</text:span></text:p>
            <text:p/>
          </draw:text-box>
        </draw:frame>
        <draw:custom-shape draw:style-name="gr14" draw:text-style-name="P1" draw:layer="layout" svg:width="3.3cm" svg:height="2.1cm" svg:x="15.2cm" svg:y="5.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4cm" svg:y1="6.4cm" svg:x2="15.2cm" svg:y2="6.4cm">
          <text:p/>
        </draw:line>
        <draw:frame draw:style-name="gr5" draw:text-style-name="P7" draw:layer="layout" svg:width="3.4cm" svg:height="0.95cm" svg:x="15cm" svg:y="4.75cm">
          <draw:text-box>
            <text:p text:style-name="P7"><text:span text:style-name="T5">JAVA Swing A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8:05:27.330000000</meta:creation-date>
    <meta:generator>LibreOffice/4.2.7.2$Windows_x86 LibreOffice_project/933c0aa564ec4f8883ed5732c866db48dca4dac5</meta:generator>
    <dc:date>2018-03-16T18:26:14.791000000</dc:date>
    <meta:editing-duration>P0D</meta:editing-duration>
    <meta:editing-cycles>1</meta:editing-cycles>
    <meta:document-statistic meta:object-count="26"/>
  </office:meta>
</office:document-meta>
</file>